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053cm" svg:stroke-color="#ff0000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svg:stroke-color="#ff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svg:stroke-color="#2323dc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4cm" svg:height="2.2cm" svg:x="2.9cm" svg:y="2.8cm">
          <text:p text:style-name="P1">chatter-ui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2.2cm" svg:x="3.1cm" svg:y="3.2cm">
          <text:p text:style-name="P1">chatter-ui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4cm" svg:height="2.2cm" svg:x="3.5cm" svg:y="3.6cm">
          <text:p text:style-name="P1">chatter-ui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7.5cm" svg:y1="4.7cm" svg:x2="9.458cm" svg:y2="6.895cm" draw:start-shape="id1" svg:d="M7500 4700l1958 2195" svg:viewBox="0 0 1959 2196">
          <text:p/>
        </draw:connector>
        <draw:custom-shape draw:style-name="gr1" draw:text-style-name="P1" xml:id="id2" draw:id="id2" draw:layer="layout" svg:width="4cm" svg:height="2.2cm" svg:x="3.9cm" svg:y="11.8cm">
          <text:p text:style-name="P1">log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9.051cm" svg:y1="9.698cm" svg:x2="5.9cm" svg:y2="11.8cm" draw:end-shape="id2" draw:end-glue-point="0" svg:d="M9051 9698l-3151 2102" svg:viewBox="0 0 3152 2103">
          <text:p/>
        </draw:connector>
        <draw:custom-shape draw:style-name="gr1" draw:text-style-name="P1" draw:layer="layout" svg:width="3.2cm" svg:height="2.8cm" svg:x="16.5cm" svg:y="7cm">
          <text:p text:style-name="P1">eureka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xml:id="id3" draw:id="id3" draw:layer="layout" svg:width="6.6cm" svg:height="2.2cm" svg:x="11.5cm" svg:y="11.8cm">
          <text:p text:style-name="P1">command-bo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1.718cm" svg:y1="9.811cm" svg:x2="14.8cm" svg:y2="11.8cm" draw:end-shape="id3" draw:end-glue-point="0" svg:d="M11718 9811l3082 1989" svg:viewBox="0 0 3083 1990">
          <text:p/>
        </draw:connector>
        <draw:connector draw:style-name="gr4" draw:text-style-name="P1" draw:layer="layout" draw:type="line" svg:x1="14.8cm" svg:y1="11.8cm" svg:x2="16.76cm" svg:y2="9.766cm" draw:start-shape="id3" draw:start-glue-point="0" svg:d="M14800 11800l1960-2034" svg:viewBox="0 0 1961 2035">
          <text:p/>
        </draw:connector>
        <draw:custom-shape draw:style-name="gr1" draw:text-style-name="P1" xml:id="id4" draw:id="id4" draw:layer="layout" svg:width="5.8cm" svg:height="2.2cm" svg:x="20.3cm" svg:y="11.8cm">
          <text:p text:style-name="P1">banner-service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3.055cm" svg:y1="11.8cm" svg:x2="19.428cm" svg:y2="9.766cm" svg:d="M23055 11800l-3627-2034" svg:viewBox="0 0 3628 2035">
          <text:p/>
        </draw:connector>
        <draw:custom-shape draw:style-name="gr1" draw:text-style-name="P1" draw:layer="layout" svg:width="5.8cm" svg:height="2.2cm" svg:x="20.5cm" svg:y="12.2cm">
          <text:p text:style-name="P1">banner-servic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8cm" svg:height="2.2cm" svg:x="20.7cm" svg:y="12.6cm">
          <text:p text:style-name="P1">banner-service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cm" svg:y1="17.8cm" svg:x2="3.906cm" svg:y2="17.828cm" svg:d="M2000 17800l1906 28" svg:viewBox="0 0 1907 29">
          <text:p/>
        </draw:connector>
        <draw:frame draw:style-name="gr5" draw:layer="layout" svg:width="3.736cm" svg:height="0.962cm" svg:x="4.064cm" svg:y="17.238cm">
          <draw:text-box>
            <text:p>AMQP msg</text:p>
          </draw:text-box>
        </draw:frame>
        <draw:connector draw:style-name="gr4" draw:text-style-name="P1" draw:layer="layout" draw:type="line" svg:x1="1.967cm" svg:y1="19.013cm" svg:x2="3.76cm" svg:y2="19cm" svg:d="M1967 19013l1793-13" svg:viewBox="0 0 1794 14">
          <text:p/>
        </draw:connector>
        <draw:frame draw:style-name="gr6" draw:layer="layout" svg:width="4cm" svg:height="0.962cm" svg:x="4.2cm" svg:y="18.6cm">
          <draw:text-box>
            <text:p>REST Call</text:p>
          </draw:text-box>
        </draw:frame>
        <draw:connector draw:style-name="gr4" draw:text-style-name="P1" draw:layer="layout" draw:type="line" svg:x1="18.1cm" svg:y1="12.9cm" svg:x2="20.3cm" svg:y2="12.9cm" draw:start-shape="id3" draw:start-glue-point="1" draw:end-shape="id4" draw:end-glue-point="3" svg:d="M18100 12900h2200" svg:viewBox="0 0 2201 1">
          <text:p/>
        </draw:connector>
        <draw:custom-shape draw:style-name="gr1" draw:text-style-name="P1" draw:layer="layout" svg:width="3.2cm" svg:height="2.8cm" svg:x="9.001cm" svg:y="7.001cm">
          <text:p text:style-name="P1">RabbitMQ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draw:layer="layout" svg:width="3.2cm" svg:height="2.8cm" svg:x="10cm" svg:y="16.8cm">
          <text:p text:style-name="P1">Servic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draw:layer="layout" svg:width="4cm" svg:height="2.2cm" svg:x="17.4cm" svg:y="17cm">
          <text:p text:style-name="P1">App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6T10:15:56.706686243</meta:creation-date>
    <dc:date>2017-10-06T10:48:48.699038065</dc:date>
    <meta:editing-duration>PT3M9S</meta:editing-duration>
    <meta:editing-cycles>2</meta:editing-cycles>
    <meta:generator>LibreOffice/4.2.8.2$Linux_X86_64 LibreOffice_project/420m0$Build-2</meta:generator>
    <meta:document-statistic meta:object-count="45"/>
  </office:meta>
</office:document-meta>
</file>